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800000136A4EC4E7E.jpg" manifest:media-type="image/jpeg"/>
  <manifest:file-entry manifest:full-path="Pictures/100000000000028A000000E1967775D8.jpg" manifest:media-type="image/jpeg"/>
  <manifest:file-entry manifest:full-path="Pictures/100000000000004F0000014017F7FA7B.jpg" manifest:media-type="image/jpeg"/>
  <manifest:file-entry manifest:full-path="Pictures/100000000000012E000000697FC89AD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elfolie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align="start" fo:text-indent="0cm" style:punctuation-wrap="hanging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variant="normal" fo:text-transform="none" fo:color="#b4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.498cm" fo:margin-right="0cm" fo:margin-top="0.127cm" fo:margin-bottom="0cm" fo:line-height="100%" fo:text-align="start" fo:text-indent="0cm" style:punctuation-wrap="hanging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.498cm" fo:margin-right="0cm" fo:margin-top="0.127cm" fo:margin-bottom="0cm" fo:line-height="100%" fo:text-align="start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P7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font-independent-line-spacing="true"/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size="20pt" style:font-size-asian="14pt" style:font-size-complex="14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b40000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b4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333399" loext:opacity="100%" style:text-outline="false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accent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OpenSymbol" fo:color="#0000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6.663cm" svg:height="5.426cm" svg:x="1.734cm" svg:y="5.5cm" presentation:class="title" presentation:user-transformed="true">
          <draw:text-box>
            <text:p text:style-name="P1"><text:span text:style-name="T1">Kolloquiumspräsentation</text:span><text:span text:style-name="T2"><text:line-break/></text:span><text:span text:style-name="T2">Politisierung </text:span><text:span text:style-name="T2">geschlechterger</text:span><text:span text:style-name="T2">echter Sprache </text:span><text:span text:style-name="T2">(PolGeS)</text:span></text:p>
          </draw:text-box>
        </draw:frame>
        <draw:frame draw:name="Rectangle 3" presentation:style-name="pr2" draw:text-style-name="P4" draw:layer="layout" svg:width="18.266cm" svg:height="4.201cm" svg:x="1.734cm" svg:y="11.121cm" presentation:class="subtitle" presentation:user-transformed="true">
          <draw:text-box>
            <text:p text:style-name="P3"><text:span text:style-name="T3">Jakob Krueger</text:span></text:p>
            <text:p text:style-name="P3"><text:span text:style-name="T3"/></text:p>
            <text:p text:style-name="P3"><text:span text:style-name="T3">Marburg, 18.07.2024; Dozentin*: Prof. Dr. Isabelle Boruck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Kurzer Überblick</text:span></text:p>
          </draw:text-box>
        </draw:frame>
        <draw:frame draw:name="Rectangle 3" presentation:style-name="pr5" draw:text-style-name="P7" draw:layer="layout" svg:width="30.479cm" svg:height="11.248cm" svg:x="1.464cm" svg:y="5.525cm" presentation:class="outline" presentation:user-transformed="true">
          <draw:text-box>
            <text:list text:style-name="L2">
              <text:list-item>
                <text:p>Kleine Erinnerung: Vorhaben</text:p>
              </text:list-item>
              <text:list-item>
                <text:p>Aktueller Stand</text:p>
              </text:list-item>
              <text:list-item>
                <text:p>Probleme / Schwierigkeiten</text:p>
              </text:list-item>
            </text:list>
            <text:list text:style-name="L3">
              <text:list-item>
                <text:list>
                  <text:list-item>
                    <text:p>Titel</text:p>
                  </text:list-item>
                  <text:list-item>
                    <text:p>Theorie</text:p>
                  </text:list-item>
                  <text:list-item>
                    <text:p>Methodik</text:p>
                    <text:list>
                      <text:list-item>
                        <text:p>Statistik</text:p>
                      </text:list-item>
                    </text:list>
                  </text:list-item>
                  <text:list-item>
                    <text:p>Datenerhebung</text:p>
                  </text:list-item>
                </text:list>
              </text:list-item>
            </text:list>
          </draw:text-box>
        </draw:frame>
        <draw:frame draw:name="Foliennummernplatzhalter 1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Rectangle 7" presentation:style-name="pr8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Vorhaben: Methodische Vorhaben</text:span></text:p>
          </draw:text-box>
        </draw:frame>
        <draw:frame draw:name="Rectangle 8" presentation:style-name="pr9" draw:text-style-name="P7" draw:layer="layout" svg:width="30.479cm" svg:height="11.248cm" svg:x="1.464cm" svg:y="5.525cm" presentation:class="outline" presentation:user-transformed="true">
          <draw:text-box>
            <text:p>Drei Analyseebenen:</text:p>
            <text:list text:style-name="L1">
              <text:list-item>
                <text:p>Analyse von Meinungen über geS von Social-Media-Intensivnutzern (Individualdaten)</text:p>
                <text:list>
                  <text:list-item>
                    <text:p>Datensatz: <text:a xlink:href="https://search.gesis.org/research_data/ZA7916?doi=10.4232/1.14058" xlink:type="simple">https://search.gesis.org/research_data/ZA7916?doi=10.4232/1.14058</text:a><text:s/></text:p>
                  </text:list-item>
                  <text:list-item>
                    <text:p>Regression (wahrscheinlich lineare), AV: Einstellung zu geS, UVs: soziodemographische Faktoren, vielleicht mehr</text:p>
                  </text:list-item>
                  <text:list-item>
                    <text:p>Ziel: Herausfinden, welche Menschen Gendern ablehnen (z.B. v.a. konservative Männer)</text:p>
                  </text:list-item>
                </text:list>
              </text:list-item>
              <text:list-item>
                <text:p>Analyse von Bundestagsanträgen über eine Legislatur</text:p>
              </text:list-item>
              <text:list-item>
                <text:p>Analyse von Social-Media-Posts der Bundesparteien der Bundestagsfraktionen</text:p>
              </text:list-item>
            </text:list>
          </draw:text-box>
        </draw:frame>
        <draw:frame draw:name="Foliennummernplatzhalter 4" presentation:style-name="pr6" draw:text-style-name="P10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name="Rectangle 9" presentation:style-name="pr10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Vorhaben: Methodische Vorhaben</text:span></text:p>
          </draw:text-box>
        </draw:frame>
        <draw:frame draw:name="Rectangle 10" presentation:style-name="pr11" draw:text-style-name="P7" draw:layer="layout" svg:width="30.479cm" svg:height="11.248cm" svg:x="1.464cm" svg:y="5.525cm" presentation:class="outline" presentation:user-transformed="true">
          <draw:text-box>
            <text:p>Drei Analyseebenen:</text:p>
            <text:list text:style-name="L1">
              <text:list-item>
                <text:p>Analyse von Meinungen über geS von Social-Media-Intensivnutzern (Individualdaten)</text:p>
              </text:list-item>
              <text:list-item>
                <text:p>Analyse von Bundestagsanträgen über eine Legislatur</text:p>
                <text:list>
                  <text:list-item>
                    <text:p>Rein deskriptiv, welche Fraktionen thematisieren geS wie oft</text:p>
                  </text:list-item>
                  <text:list-item>
                    <text:p>Ziel: These „Konservative fragen oft, ob wir nichts besseres zu tun hätten, als uns mit geS zu beschäftigen, dabei thematisieren sie es meist selbst“ überprüfen</text:p>
                  </text:list-item>
                </text:list>
              </text:list-item>
              <text:list-item>
                <text:p>Analyse von Social-Media-Posts der Bundesparteien der Bundestagsfraktionen</text:p>
              </text:list-item>
            </text:list>
          </draw:text-box>
        </draw:frame>
        <draw:frame draw:name="Foliennummernplatzhalter 5" presentation:style-name="pr6" draw:text-style-name="P10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name="Rectangle 11" presentation:style-name="pr12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Vorhaben: Methodische Vorhaben</text:span></text:p>
          </draw:text-box>
        </draw:frame>
        <draw:frame draw:name="Rectangle 12" presentation:style-name="pr13" draw:text-style-name="P7" draw:layer="layout" svg:width="30.479cm" svg:height="11.248cm" svg:x="1.464cm" svg:y="5.525cm" presentation:class="outline" presentation:user-transformed="true">
          <draw:text-box>
            <text:p>Drei Analyseebenen:</text:p>
            <text:list text:style-name="L1">
              <text:list-item>
                <text:p>Analyse von Meinungen über geS von Social-Media-Intensivnutzern (Individualdaten)</text:p>
              </text:list-item>
              <text:list-item>
                <text:p>Analyse von Bundestagsanträgen über eine Legislatur</text:p>
              </text:list-item>
              <text:list-item>
                <text:p>Analyse von Social-Media-Posts der Bundesparteien der Bundestagsfraktionen</text:p>
                <text:list>
                  <text:list-item>
                    <text:p>Quantitative Inhaltsanalyse</text:p>
                  </text:list-item>
                  <text:list-item>
                    <text:p>Populismusgehalt und Anzahl der Posts zum Thema geS feststellen</text:p>
                  </text:list-item>
                  <text:list-item>
                    <text:p>Ziel: Konstruktivität des Dialogs untersuchen und nach Parteien zuordnen</text:p>
                  </text:list-item>
                </text:list>
              </text:list-item>
            </text:list>
          </draw:text-box>
        </draw:frame>
        <draw:frame draw:name="Foliennummernplatzhalter 6" presentation:style-name="pr6" draw:text-style-name="P10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name="Rectangle 1" presentation:style-name="pr14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Aktueller Stand</text:span></text:p>
          </draw:text-box>
        </draw:frame>
        <draw:frame draw:name="Rectangle 4" presentation:style-name="pr15" draw:text-style-name="P7" draw:layer="layout" svg:width="30.479cm" svg:height="11.248cm" svg:x="1.464cm" svg:y="5.525cm" presentation:class="outline" presentation:user-transformed="true">
          <draw:text-box>
            <text:list text:style-name="L5">
              <text:list-item>
                <text:p>Theorieteil fast fertig</text:p>
              </text:list-item>
              <text:list-item>
                <text:p>Datenerhebung abgeschlossen</text:p>
              </text:list-item>
              <text:list-item>
                <text:p>Weitere Schritte: Codebuch, Inhaltsanalyse, Coden, Auswertung</text:p>
              </text:list-item>
            </text:list>
          </draw:text-box>
        </draw:frame>
        <draw:frame draw:name="Foliennummernplatzhalter 2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name="Rectangle 23" presentation:style-name="pr16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Probleme/Schwierigkeiten: Titel</text:span></text:p>
          </draw:text-box>
        </draw:frame>
        <draw:frame draw:name="Rectangle 24" presentation:style-name="pr17" draw:text-style-name="P7" draw:layer="layout" svg:width="30.479cm" svg:height="11.248cm" svg:x="1.464cm" svg:y="5.525cm" presentation:class="outline" presentation:user-transformed="true">
          <draw:text-box>
            <text:list text:style-name="L5">
              <text:list-item>
                <text:p>„Politisierung“ trifft nicht so ganz das, was ich mache</text:p>
              </text:list-item>
              <text:list-item>
                <text:p>Griffiger Titel gerade noch nicht in Sicht</text:p>
              </text:list-item>
            </text:list>
          </draw:text-box>
        </draw:frame>
        <draw:frame draw:name="Foliennummernplatzhalter 12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office:forms form:automatic-focus="false" form:apply-design-mode="false"/>
        <draw:frame draw:name="Rectangle 5" presentation:style-name="pr18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Probleme/Schwierigkeiten: Theorie</text:span></text:p>
          </draw:text-box>
        </draw:frame>
        <draw:frame draw:name="Rectangle 6" presentation:style-name="pr19" draw:text-style-name="P7" draw:layer="layout" svg:width="30.479cm" svg:height="11.248cm" svg:x="1.464cm" svg:y="5.525cm" presentation:class="outline" presentation:user-transformed="true">
          <draw:text-box>
            <text:list text:style-name="L5">
              <text:list-item>
                <text:p>Problem weitestgehend gelöst bzw. in Sicht</text:p>
              </text:list-item>
              <text:list-item>
                <text:p>Theoretische Ansätze gerade ganz gut</text:p>
              </text:list-item>
            </text:list>
          </draw:text-box>
        </draw:frame>
        <draw:frame draw:name="Foliennummernplatzhalter 3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office:forms form:automatic-focus="false" form:apply-design-mode="false"/>
        <draw:frame draw:name="Rectangle 25" presentation:style-name="pr20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Probleme/Schwierigkeiten: Methodik</text:span></text:p>
          </draw:text-box>
        </draw:frame>
        <draw:frame draw:name="Rectangle 26" presentation:style-name="pr21" draw:text-style-name="P7" draw:layer="layout" svg:width="30.479cm" svg:height="11.248cm" svg:x="1.464cm" svg:y="5.525cm" presentation:class="outline" presentation:user-transformed="true">
          <draw:text-box>
            <text:list text:style-name="L5">
              <text:list-item>
                <text:p>Betrifft v.a. Statistik</text:p>
                <text:list>
                  <text:list-item>
                    <text:p>Zu viele UVs bei der Regression → keine Regression und keine ANOVA möglich</text:p>
                  </text:list-item>
                  <text:list-item>
                    <text:p>Deswegen einfach deskriptiv?</text:p>
                  </text:list-item>
                </text:list>
              </text:list-item>
            </text:list>
          </draw:text-box>
        </draw:frame>
        <draw:frame draw:name="Foliennummernplatzhalter 13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office:forms form:automatic-focus="false" form:apply-design-mode="false"/>
        <draw:frame draw:name="Rectangle 27" presentation:style-name="pr22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Probleme/Schwierigkeiten: Datenerhebung</text:span></text:p>
          </draw:text-box>
        </draw:frame>
        <draw:frame draw:name="Rectangle 28" presentation:style-name="pr23" draw:text-style-name="P7" draw:layer="layout" svg:width="30.479cm" svg:height="11.248cm" svg:x="1.464cm" svg:y="5.525cm" presentation:class="outline" presentation:user-transformed="true">
          <draw:text-box>
            <text:list text:style-name="L5">
              <text:list-item>
                <text:p>Probleme weitestgehend gelöst</text:p>
              </text:list-item>
              <text:list-item>
                <text:p>Bundestagsanträge gezogen über die Bundestags-API</text:p>
              </text:list-item>
              <text:list-item>
                <text:p>Social Media-Posts gesammelt über Facepager</text:p>
              </text:list-item>
              <text:list-item>
                <text:p>Daten vorhanden, allerdings noch nicht bzw. noch nicht optimal formatiert</text:p>
                <text:list>
                  <text:list-item>
                    <text:p>Das könnte noch so einige Schwierigkeiten geben...</text:p>
                  </text:list-item>
                </text:list>
              </text:list-item>
            </text:list>
          </draw:text-box>
        </draw:frame>
        <draw:frame draw:name="Foliennummernplatzhalter 14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el_20_und_20_vertikaler_20_Text-background" style:display-name="Titel und vertikaler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el_20_und_20_vertikaler_20_Text-backgroundobjects" style:display-name="Titel und vertika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vertikaler_20_Text-notes" style:display-name="Titel und vertika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outline1" style:display-name="Titel und vertikaler Text-outline1" style:family="presentation">
      <style:graphic-properties draw:stroke="none" draw:fill="none" draw:auto-grow-height="false" draw:fit-to-size="false" style:shrink-to-fit="true" style:writing-mode="lr-tb">
        <text:list-style style:name="Titel_20_und_20_vertikaler_20_Text-outline1" style:display-name="Titel und vertikaler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outline2" style:display-name="Titel und vertikaler Text-outline2" style:family="presentation" style:parent-style-name="Titel_20_und_20_vertikaler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vertikaler_20_Text-outline3" style:display-name="Titel und vertikaler Text-outline3" style:family="presentation" style:parent-style-name="Titel_20_und_20_vertikaler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vertikaler_20_Text-outline4" style:display-name="Titel und vertikaler Text-outline4" style:family="presentation" style:parent-style-name="Titel_20_und_20_vertikaler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vertikaler_20_Text-outline5" style:display-name="Titel und vertikaler Text-outline5" style:family="presentation" style:parent-style-name="Titel_20_und_20_vertikaler_20_Text-outline4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6" style:display-name="Titel und vertikaler Text-outline6" style:family="presentation" style:parent-style-name="Titel_20_und_20_vertikaler_20_Text-outline5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7" style:display-name="Titel und vertikaler Text-outline7" style:family="presentation" style:parent-style-name="Titel_20_und_20_vertikaler_20_Text-outline6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8" style:display-name="Titel und vertikaler Text-outline8" style:family="presentation" style:parent-style-name="Titel_20_und_20_vertikaler_20_Text-outline7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9" style:display-name="Titel und vertikaler Text-outline9" style:family="presentation" style:parent-style-name="Titel_20_und_20_vertikaler_20_Text-outline8">
      <style:paragraph-properties fo:margin-top="0.1cm" fo:margin-bottom="0cm"/>
      <style:text-properties fo:font-size="20pt" style:font-size-asian="20pt" style:font-size-complex="20pt"/>
    </style:style>
    <style:style style:name="Titel_20_und_20_vertikaler_20_Text-subtitle" style:display-name="Titel und vertikaler Text-subtitle" style:family="presentation">
      <style:graphic-properties draw:stroke="none" draw:fill="none" draw:textarea-vertical-align="middle">
        <text:list-style style:name="Titel_20_und_20_vertikaler_20_Text-subtitle" style:display-name="Titel und vertikaler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title" style:display-name="Titel und vertikaler Text-title" style:family="presentation">
      <style:graphic-properties draw:stroke="none" draw:fill="none" draw:textarea-vertical-align="middle" style:writing-mode="lr-tb">
        <text:list-style style:name="Titel_20_und_20_vertikaler_20_Text-title" style:display-name="Titel und vertikaler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kaler_20_Titel_20_und_20_Text-background" style:display-name="Vertikaler Titel und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kaler_20_Titel_20_und_20_Text-backgroundobjects" style:display-name="Vertikaler Titel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kaler_20_Titel_20_und_20_Text-notes" style:display-name="Vertikaler Titel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outline1" style:display-name="Vertikaler Titel und Text-outline1" style:family="presentation">
      <style:graphic-properties draw:stroke="none" draw:fill="none" draw:auto-grow-height="false" draw:fit-to-size="false" style:shrink-to-fit="true" style:writing-mode="lr-tb">
        <text:list-style style:name="Vertikaler_20_Titel_20_und_20_Text-outline1" style:display-name="Vertikaler Titel u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outline2" style:display-name="Vertikaler Titel und Text-outline2" style:family="presentation" style:parent-style-name="Vertikaler_20_Titel_20_u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Vertikaler_20_Titel_20_und_20_Text-outline3" style:display-name="Vertikaler Titel und Text-outline3" style:family="presentation" style:parent-style-name="Vertikaler_20_Titel_20_u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Vertikaler_20_Titel_20_und_20_Text-outline4" style:display-name="Vertikaler Titel und Text-outline4" style:family="presentation" style:parent-style-name="Vertikaler_20_Titel_20_u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Vertikaler_20_Titel_20_und_20_Text-outline5" style:display-name="Vertikaler Titel und Text-outline5" style:family="presentation" style:parent-style-name="Vertikaler_20_Titel_20_und_20_Text-outline4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6" style:display-name="Vertikaler Titel und Text-outline6" style:family="presentation" style:parent-style-name="Vertikaler_20_Titel_20_und_20_Text-outline5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7" style:display-name="Vertikaler Titel und Text-outline7" style:family="presentation" style:parent-style-name="Vertikaler_20_Titel_20_und_20_Text-outline6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8" style:display-name="Vertikaler Titel und Text-outline8" style:family="presentation" style:parent-style-name="Vertikaler_20_Titel_20_und_20_Text-outline7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9" style:display-name="Vertikaler Titel und Text-outline9" style:family="presentation" style:parent-style-name="Vertikaler_20_Titel_20_und_20_Text-outline8">
      <style:paragraph-properties fo:margin-top="0.1cm" fo:margin-bottom="0cm"/>
      <style:text-properties fo:font-size="20pt" style:font-size-asian="20pt" style:font-size-complex="20pt"/>
    </style:style>
    <style:style style:name="Vertikaler_20_Titel_20_und_20_Text-subtitle" style:display-name="Vertikaler Titel und Text-subtitle" style:family="presentation">
      <style:graphic-properties draw:stroke="none" draw:fill="none" draw:textarea-vertical-align="middle">
        <text:list-style style:name="Vertikaler_20_Titel_20_und_20_Text-subtitle" style:display-name="Vertikaler Titel u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title" style:display-name="Vertikaler Titel und Text-title" style:family="presentation">
      <style:graphic-properties draw:stroke="none" draw:fill="none" draw:textarea-vertical-align="middle" style:writing-mode="lr-tb">
        <text:list-style style:name="Vertikaler_20_Titel_20_und_20_Text-title" style:display-name="Vertikaler Titel u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nhalt_20_mit_20_Überschrift-background" style:display-name="Inhalt mit Überschrif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Inhalt_20_mit_20_Überschrift-backgroundobjects" style:display-name="Inhalt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mit_20_Überschrift-notes" style:display-name="Inhalt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1" style:display-name="Inhalt mit Überschrift-outline1" style:family="presentation">
      <style:graphic-properties draw:stroke="none" draw:fill="none" draw:auto-grow-height="false" draw:fit-to-size="false" style:shrink-to-fit="true" style:writing-mode="lr-tb">
        <text:list-style style:name="Inhalt_20_mit_20_Überschrift-outline1" style:display-name="Inhalt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2" style:display-name="Inhalt mit Überschrift-outline2" style:family="presentation" style:parent-style-name="Inhalt_20_mit_20_Überschrif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Inhalt_20_mit_20_Überschrift-outline3" style:display-name="Inhalt mit Überschrift-outline3" style:family="presentation" style:parent-style-name="Inhalt_20_mit_20_Überschrif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Inhalt_20_mit_20_Überschrift-outline4" style:display-name="Inhalt mit Überschrift-outline4" style:family="presentation" style:parent-style-name="Inhalt_20_mit_20_Überschrif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Inhalt_20_mit_20_Überschrift-outline5" style:display-name="Inhalt mit Überschrift-outline5" style:family="presentation" style:parent-style-name="Inhalt_20_mit_20_Überschrift-outline4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6" style:display-name="Inhalt mit Überschrift-outline6" style:family="presentation" style:parent-style-name="Inhalt_20_mit_20_Überschrift-outline5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7" style:display-name="Inhalt mit Überschrift-outline7" style:family="presentation" style:parent-style-name="Inhalt_20_mit_20_Überschrift-outline6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8" style:display-name="Inhalt mit Überschrift-outline8" style:family="presentation" style:parent-style-name="Inhalt_20_mit_20_Überschrift-outline7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9" style:display-name="Inhalt mit Überschrift-outline9" style:family="presentation" style:parent-style-name="Inhalt_20_mit_20_Überschrift-outline8">
      <style:paragraph-properties fo:margin-top="0.1cm" fo:margin-bottom="0cm"/>
      <style:text-properties fo:font-size="20pt" style:font-size-asian="20pt" style:font-size-complex="20pt"/>
    </style:style>
    <style:style style:name="Inhalt_20_mit_20_Überschrift-subtitle" style:display-name="Inhalt mit Überschrift-subtitle" style:family="presentation">
      <style:graphic-properties draw:stroke="none" draw:fill="none" draw:textarea-vertical-align="middle">
        <text:list-style style:name="Inhalt_20_mit_20_Überschrift-subtitle" style:display-name="Inhalt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mit_20_Überschrift-title" style:display-name="Inhalt mit Überschrift-title" style:family="presentation">
      <style:graphic-properties draw:stroke="none" draw:fill="none" draw:textarea-vertical-align="middle" style:writing-mode="lr-tb">
        <text:list-style style:name="Inhalt_20_mit_20_Überschrift-title" style:display-name="Inhalt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/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cm" draw:fill="solid" draw:fill-color="#32afc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5" style:family="graphic" style:parent-style-name="standard">
      <style:graphic-properties draw:stroke="solid" svg:stroke-width="0.018cm" svg:stroke-color="#e4e5ea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e4e5e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8" style:family="graphic" style:parent-style-name="standard">
      <style:graphic-properties draw:stroke="none" svg:stroke-width="0cm" draw:fill="solid" draw:fill-color="#f3f5f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9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light1" loext:color-type="theme"/>
      </style:graphic-properties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vertikaler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el_20_und_20_vertikaler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7" style:family="presentation" style:parent-style-name="Titel_20_und_20_vertikaler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el_20_und_20_vertikaler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el_20_und_20_vertikaler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kaler_20_Titel_20_u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1" style:family="presentation" style:parent-style-name="Vertikaler_20_Titel_20_u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2" style:family="presentation" style:parent-style-name="Vertikaler_20_Titel_20_u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Vertikaler_20_Titel_20_u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kaler_20_Titel_20_u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8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3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7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Vergleich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Nur_20_Tite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Le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1" style:family="presentation" style:parent-style-name="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Inhalt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Inhalt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5" style:family="presentation" style:parent-style-name="Inhalt_20_mit_20_Überschrif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6" style:family="presentation" style:parent-style-name="Inhalt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Inhalt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9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1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2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2afc7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tyle-asian="normal" style:font-weight-asian="normal" style:font-name-complex="Arial1" style:font-style-complex="normal" style:font-weight-complex="normal">
        <loext:char-complex-color loext:theme-type="dark1" loext:color-type="theme"/>
      </style:text-properties>
    </style:style>
    <style:style style:name="MP7" style:family="paragraph">
      <loext:graphic-properties draw:fill="solid" draw:fill-color="#e4e5e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3f5f6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text-align="start"/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text-align="center"/>
      <style:text-properties fo:font-size="10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4pt" style:font-size-complex="14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2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4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2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2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9" style:family="paragraph">
      <style:paragraph-properties fo:margin-left="0cm" fo:margin-right="0cm" fo:margin-top="0.09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3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40000" loext:opacity="100%" style:text-outline="false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99" loext:opacity="100%" style:text-outline="false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accent2" loext:color-type="theme"/>
      </style:text-properties>
    </style:style>
    <style:style style:name="MT6" style:family="text">
      <style:text-properties fo:text-transform="uppercase" fo:color="#b40000" loext:opacity="100%" style:text-outline="fals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7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b4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12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fo:background-color="transparent" style:font-size-asian="32pt" style:font-style-asian="normal" style:font-weight-asian="normal" style:font-name-complex="Arial1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OpenSymbol" fo:color="#0000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OpenSymbol" fo:color="#000066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OpenSymbol" fo:color="#000066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OpenSymbol" fo:color="#000066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fo:color="#000066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OpenSymbol" fo:color="#000066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OpenSymbol" fo:color="#00006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 drawooo:display="none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drawooo:display="none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drawooo:display="none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g draw:name="Group 41" draw:style-name="Mgr3">
        <draw:custom-shape draw:name="Rectangle 29" draw:style-name="Mgr4" draw:text-style-name="MP5" draw:layer="layout" svg:width="9.53cm" svg:height="3.456cm" svg:x="24.336cm" svg:y="13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Mgr6" draw:text-style-name="MP7" draw:layer="layout" svg:width="33.866cm" svg:height="1.666cm" svg:x="0cm" svg:y="17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Mgr8" draw:text-style-name="MP9" draw:layer="layout" svg:width="24.335cm" svg:height="3.456cm" svg:x="0cm" svg:y="13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Mgr4" draw:text-style-name="MP5" draw:layer="layout" svg:width="4.832cm" svg:height="3.699cm" svg:x="29.034cm" svg:y="6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Mgr9" draw:text-style-name="MP10" draw:layer="layout" svg:width="19.802cm" svg:height="3.505cm" svg:x="0cm" svg:y="10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Mgr8" draw:text-style-name="MP9" draw:layer="layout" svg:width="29.009cm" svg:height="3.699cm" svg:x="0cm" svg:y="6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4" presentation:style-name="Mpr1" draw:text-style-name="MP12" draw:layer="backgroundobjects" svg:width="26.663cm" svg:height="4.206cm" svg:x="1.734cm" svg:y="6.72cm" presentation:class="title" presentation:user-transformed="true">
        <draw:text-box>
          <text:p text:style-name="MP11"><text:span text:style-name="MT2">Titelmasterforma</text:span><text:span text:style-name="MT2">t durch Klicken </text:span><text:span text:style-name="MT2">bearbeiten</text:span></text:p>
        </draw:text-box>
      </draw:frame>
      <draw:frame draw:name="Rectangle 6" presentation:style-name="Mpr2" draw:text-style-name="MP14" draw:layer="backgroundobjects" svg:width="7.901cm" svg:height="1.322cm" svg:x="1.693cm" svg:y="17.348cm" presentation:class="date-time" presentation:user-transformed="true">
        <draw:text-box>
          <text:p text:style-name="MP13"><text:span text:style-name="MT1"><presentation:date-time/></text:span></text:p>
        </draw:text-box>
      </draw:frame>
      <draw:frame draw:name="Grafik 21" draw:style-name="Mgr7" draw:text-style-name="MP8" draw:layer="backgroundobjects" svg:width="7.491cm" svg:height="2.601cm" svg:x="13.187cm" svg:y="0.71cm">
        <draw:image xlink:href="Pictures/100000000000028A000000E1967775D8.jpg" xlink:type="simple" xlink:show="embed" xlink:actuate="onLoad" draw:mime-type="image/jpeg">
          <text:p/>
        </draw:image>
      </draw:frame>
      <draw:frame draw:name="Grafik 16" draw:style-name="Mgr7" draw:text-style-name="MP8" draw:layer="backgroundobjects" svg:width="11.185cm" svg:height="3.584cm" svg:x="22.681cm" svg:y="10.422cm">
        <draw:image xlink:href="Pictures/10000000000003C800000136A4EC4E7E.jpg" xlink:type="simple" xlink:show="embed" xlink:actuate="onLoad" draw:mime-type="image/jpeg">
          <text:p/>
        </draw:image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vertikaler_20_Text" style:display-name="Titel und vertikaler Text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5" draw:text-style-name="MP12" draw:layer="backgroundobjects" svg:width="30.479cm" svg:height="3.174cm" svg:x="1.693cm" svg:y="0.763cm" presentation:class="title" presentation:user-transformed="true">
        <draw:text-box>
          <text:p text:style-name="MP11"><text:span text:style-name="MT2">Titelmasterforma</text:span><text:span text:style-name="MT2">t durch Klicken </text:span><text:span text:style-name="MT2">bearbeiten</text:span></text:p>
        </draw:text-box>
      </draw:frame>
      <draw:frame draw:name="Vertikaler Textplatzhalter 2" presentation:style-name="Mpr6" draw:text-style-name="MP17" draw:layer="backgroundobjects" svg:width="30.479cm" svg:height="11.248cm" svg:x="1.464cm" svg:y="5.525cm" presentation:class="outline" presentation:user-transformed="true">
        <draw:text-box>
          <text:list text:style-name="ML3">
            <text:list-item>
              <text:p text:style-name="MP15"><text:span text:style-name="MT3">Formatvorlagen des Textmasters bearbeiten</text:span></text:p>
              <text:list>
                <text:list-item>
                  <text:p text:style-name="MP15"><text:span text:style-name="MT3">Zweite Ebene</text:span></text:p>
                  <text:list>
                    <text:list-item>
                      <text:p text:style-name="MP16"><text:span text:style-name="MT4">Dritte Ebene</text:span></text:p>
                      <text:list>
                        <text:list-item>
                          <text:p text:style-name="MP16"><text:span text:style-name="MT4">Vierte Ebene</text:span></text:p>
                          <text:list>
                            <text:list-item>
                              <text:p text:style-name="MP1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7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7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Titel_20_und_20_vertikaler_20_Text-title" draw:layer="backgroundobjects" svg:width="0.001cm" svg:height="0.001cm" svg:x="0cm" svg:y="2.257cm" presentation:class="page"/>
        <draw:frame presentation:style-name="Titel_20_und_20_vertikaler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ertikaler_20_Titel_20_und_20_Text" style:display-name="Vertikaler Titel und Text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Vertikaler Titel 1" presentation:style-name="Mpr10" draw:text-style-name="MP12" draw:layer="backgroundobjects" svg:width="7.672cm" svg:height="15.962cm" svg:x="24.5cm" svg:y="0.763cm" presentation:class="title" presentation:user-transformed="true">
        <draw:text-box>
          <text:p text:style-name="MP11"><text:span text:style-name="MT2">T</text:span><text:span text:style-name="MT2">i</text:span><text:span text:style-name="MT2">t</text:span><text:span text:style-name="MT2">e</text:span><text:span text:style-name="MT2">l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f</text:span><text:span text:style-name="MT2">o</text:span><text:span text:style-name="MT2">r</text:span><text:span text:style-name="MT2">m</text:span><text:span text:style-name="MT2">a</text:span><text:span text:style-name="MT2">t </text:span><text:span text:style-name="MT2">d</text:span><text:span text:style-name="MT2">u</text:span><text:span text:style-name="MT2">r</text:span><text:span text:style-name="MT2">c</text:span><text:span text:style-name="MT2">h</text:span><text:span text:style-name="MT2"> </text:span><text:span text:style-name="MT2">K</text:span><text:span text:style-name="MT2">li</text:span><text:span text:style-name="MT2">c</text:span><text:span text:style-name="MT2">k</text:span><text:span text:style-name="MT2">e</text:span><text:span text:style-name="MT2">n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Vertikaler Textplatzhalter 2" presentation:style-name="Mpr11" draw:text-style-name="MP17" draw:layer="backgroundobjects" svg:width="22.471cm" svg:height="15.962cm" svg:x="1.464cm" svg:y="0.763cm" presentation:class="outline" presentation:user-transformed="true">
        <draw:text-box>
          <text:list text:style-name="ML3">
            <text:list-item>
              <text:p text:style-name="MP15"><text:span text:style-name="MT3">Formatvorlagen des Textmasters bearbeiten</text:span></text:p>
              <text:list>
                <text:list-item>
                  <text:p text:style-name="MP15"><text:span text:style-name="MT3">Zweite Ebene</text:span></text:p>
                  <text:list>
                    <text:list-item>
                      <text:p text:style-name="MP16"><text:span text:style-name="MT4">Dritte Ebene</text:span></text:p>
                      <text:list>
                        <text:list-item>
                          <text:p text:style-name="MP16"><text:span text:style-name="MT4">Vierte Ebene</text:span></text:p>
                          <text:list>
                            <text:list-item>
                              <text:p text:style-name="MP1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2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12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Vertikaler_20_Titel_20_und_20_Text-title" draw:layer="backgroundobjects" svg:width="0.001cm" svg:height="0.001cm" svg:x="0cm" svg:y="2.257cm" presentation:class="page"/>
        <draw:frame presentation:style-name="Vertikaler_20_Titel_20_u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15" draw:text-style-name="MP12" draw:layer="backgroundobjects" svg:width="30.479cm" svg:height="3.174cm" svg:x="1.693cm" svg:y="0.763cm" presentation:class="title" presentation:user-transformed="true">
        <draw:text-box>
          <text:p text:style-name="MP11"><text:span text:style-name="MT2">Titelmasterforma</text:span><text:span text:style-name="MT2">t durch Klicken </text:span><text:span text:style-name="MT2">bearbeiten</text:span></text:p>
        </draw:text-box>
      </draw:frame>
      <draw:frame draw:name="Inhaltsplatzhalter 2" presentation:style-name="Mpr16" draw:text-style-name="MP17" draw:layer="backgroundobjects" svg:width="30.479cm" svg:height="11.248cm" svg:x="1.464cm" svg:y="5.525cm" presentation:class="outline" presentation:user-transformed="true">
        <draw:text-box>
          <text:list text:style-name="ML3">
            <text:list-item>
              <text:p text:style-name="MP15"><text:span text:style-name="MT3">Formatvorlagen des Textmasters bearbeiten</text:span></text:p>
              <text:list>
                <text:list-item>
                  <text:p text:style-name="MP15"><text:span text:style-name="MT3">Zweite Ebene</text:span></text:p>
                  <text:list>
                    <text:list-item>
                      <text:p text:style-name="MP16"><text:span text:style-name="MT4">Dritte Ebene</text:span></text:p>
                      <text:list>
                        <text:list-item>
                          <text:p text:style-name="MP16"><text:span text:style-name="MT4">Vierte Ebene</text:span></text:p>
                          <text:list>
                            <text:list-item>
                              <text:p text:style-name="MP1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7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17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0.001cm" svg:height="0.001cm" svg:x="0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20" draw:text-style-name="MP20" draw:layer="backgroundobjects" svg:width="28.786cm" svg:height="3.783cm" svg:x="2.675cm" svg:y="12.241cm" presentation:class="title" presentation:user-transformed="true">
        <draw:text-box>
          <text:p text:style-name="MP11"><text:span text:style-name="MT6">Titelmas</text:span><text:span text:style-name="MT6">terform</text:span><text:span text:style-name="MT6">at durch </text:span><text:span text:style-name="MT6">Klicken </text:span><text:span text:style-name="MT6">bearbeit</text:span><text:span text:style-name="MT6">en</text:span></text:p>
        </draw:text-box>
      </draw:frame>
      <draw:frame draw:name="Textplatzhalter 2" presentation:style-name="Mpr21" draw:text-style-name="MP17" draw:layer="backgroundobjects" svg:width="28.786cm" svg:height="4.166cm" svg:x="2.675cm" svg:y="8.074cm" presentation:class="outline" presentation:user-transformed="true">
        <draw:text-box>
          <text:list text:style-name="ML3">
            <text:list-item>
              <text:p text:style-name="MP21"><text:span text:style-name="MT3">Formatvorlagen des Textmasters bearbeiten</text:span></text:p>
            </text:list-item>
          </text:list>
        </draw:text-box>
      </draw:frame>
      <draw:frame draw:name="Rectangle 5" presentation:style-name="Mpr22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22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Abschnitts-_a_überschrift-title" draw:layer="backgroundobjects" svg:width="0.001cm" svg:height="0.001cm" svg:x="0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25" draw:text-style-name="MP12" draw:layer="backgroundobjects" svg:width="30.479cm" svg:height="3.174cm" svg:x="1.693cm" svg:y="0.763cm" presentation:class="title" presentation:user-transformed="true">
        <draw:text-box>
          <text:p text:style-name="MP11"><text:span text:style-name="MT2">Titelmasterforma</text:span><text:span text:style-name="MT2">t durch Klicken </text:span><text:span text:style-name="MT2">bearbeiten</text:span></text:p>
        </draw:text-box>
      </draw:frame>
      <draw:frame draw:name="Inhaltsplatzhalter 2" presentation:style-name="Mpr26" draw:text-style-name="MP12" draw:layer="backgroundobjects" svg:width="14.957cm" svg:height="11.248cm" svg:x="1.464cm" svg:y="5.477cm" presentation:class="outline" presentation:user-transformed="true">
        <draw:text-box>
          <text:list text:style-name="ML3">
            <text:list-item>
              <text:p text:style-name="MP22"><text:span text:style-name="MT7">Formatvorlagen des Textmasters bearbeiten</text:span></text:p>
              <text:list>
                <text:list-item>
                  <text:p text:style-name="MP23"><text:span text:style-name="MT8">Zweite Ebene</text:span></text:p>
                  <text:list>
                    <text:list-item>
                      <text:p text:style-name="MP15"><text:span text:style-name="MT3">Dritte Ebene</text:span></text:p>
                      <text:list>
                        <text:list-item>
                          <text:p text:style-name="MP16"><text:span text:style-name="MT4">Vierte Ebene</text:span></text:p>
                          <text:list>
                            <text:list-item>
                              <text:p text:style-name="MP1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6" draw:text-style-name="MP12" draw:layer="backgroundobjects" svg:width="14.957cm" svg:height="11.248cm" svg:x="16.986cm" svg:y="5.477cm" presentation:class="outline" presentation:user-transformed="true">
        <draw:text-box>
          <text:list text:style-name="ML4">
            <text:list-item>
              <text:p text:style-name="MP22"><text:span text:style-name="MT7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23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27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27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Zwei_20_Inhalte-title" draw:layer="backgroundobjects" svg:width="0.001cm" svg:height="0.001cm" svg:x="0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ergleich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30" draw:text-style-name="MP12" draw:layer="backgroundobjects" svg:width="30.479cm" svg:height="3.174cm" svg:x="1.693cm" svg:y="0.763cm" presentation:class="title" presentation:user-transformed="true">
        <draw:text-box>
          <text:p text:style-name="MP11"><text:span text:style-name="MT2">Titelmasterforma</text:span><text:span text:style-name="MT2">t durch Klicken </text:span><text:span text:style-name="MT2">bearbeiten</text:span></text:p>
        </draw:text-box>
      </draw:frame>
      <draw:frame draw:name="Textplatzhalter 2" presentation:style-name="Mpr31" draw:text-style-name="MP25" draw:layer="backgroundobjects" svg:width="14.963cm" svg:height="1.776cm" svg:x="1.693cm" svg:y="4.264cm" presentation:class="outline" presentation:user-transformed="true">
        <draw:text-box>
          <text:list text:style-name="ML3">
            <text:list-item>
              <text:p text:style-name="MP24"><text:span text:style-name="MT9">Formatvorlagen des Textmasters bearbeiten</text:span></text:p>
            </text:list-item>
          </text:list>
        </draw:text-box>
      </draw:frame>
      <draw:frame draw:name="Inhaltsplatzhalter 3" presentation:style-name="Mpr32" draw:text-style-name="MP25" draw:layer="backgroundobjects" svg:width="14.963cm" svg:height="10.975cm" svg:x="1.693cm" svg:y="6.041cm" presentation:class="outline" presentation:user-transformed="true">
        <draw:text-box>
          <text:list text:style-name="ML4">
            <text:list-item>
              <text:p text:style-name="MP23"><text:span text:style-name="MT8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31" draw:text-style-name="MP25" draw:layer="backgroundobjects" svg:width="14.969cm" svg:height="1.776cm" svg:x="17.204cm" svg:y="4.264cm" presentation:class="outline" presentation:user-transformed="true">
        <draw:text-box>
          <text:p text:style-name="MP24"><text:span text:style-name="MT9">Formatvorlagen des Textmasters bearbeiten</text:span></text:p>
        </draw:text-box>
      </draw:frame>
      <draw:frame draw:name="Inhaltsplatzhalter 5" presentation:style-name="Mpr32" draw:text-style-name="MP25" draw:layer="backgroundobjects" svg:width="14.969cm" svg:height="10.975cm" svg:x="17.204cm" svg:y="6.041cm" presentation:class="outline" presentation:user-transformed="true">
        <draw:text-box>
          <text:list text:style-name="ML4">
            <text:list-item>
              <text:p text:style-name="MP23"><text:span text:style-name="MT8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33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33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Vergleich-title" draw:layer="backgroundobjects" svg:width="0.001cm" svg:height="0.001cm" svg:x="0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36" draw:text-style-name="MP12" draw:layer="backgroundobjects" svg:width="30.479cm" svg:height="3.174cm" svg:x="1.693cm" svg:y="0.763cm" presentation:class="title" presentation:user-transformed="true">
        <draw:text-box>
          <text:p text:style-name="MP11"><text:span text:style-name="MT2">Titelmasterforma</text:span><text:span text:style-name="MT2">t durch Klicken </text:span><text:span text:style-name="MT2">bearbeiten</text:span></text:p>
        </draw:text-box>
      </draw:frame>
      <draw:frame draw:name="Rectangle 5" presentation:style-name="Mpr37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37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Nur_20_Titel-title" draw:layer="backgroundobjects" svg:width="0.001cm" svg:height="0.001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Rectangle 5" presentation:style-name="Mpr40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40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Leer-title" draw:layer="backgroundobjects" svg:width="0.001cm" svg:height="0.001cm" svg:x="0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halt_20_mit_20_Überschrift" style:display-name="Inhalt mit Überschrift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43" draw:text-style-name="MP17" draw:layer="backgroundobjects" svg:width="11.141cm" svg:height="3.227cm" svg:x="1.693cm" svg:y="0.758cm" presentation:class="title" presentation:user-transformed="true">
        <draw:text-box>
          <text:p text:style-name="MP11"><text:span text:style-name="MT11">Titelmasterformat </text:span><text:span text:style-name="MT11">durch Klicken </text:span><text:span text:style-name="MT11">bearbeiten</text:span></text:p>
        </draw:text-box>
      </draw:frame>
      <draw:frame draw:name="Inhaltsplatzhalter 2" presentation:style-name="Mpr44" draw:text-style-name="MP28" draw:layer="backgroundobjects" svg:width="18.931cm" svg:height="16.258cm" svg:x="13.241cm" svg:y="0.758cm" presentation:class="outline" presentation:user-transformed="true">
        <draw:text-box>
          <text:list text:style-name="ML3">
            <text:list-item>
              <text:p text:style-name="MP27"><text:span text:style-name="MT12">Formatvorlagen des Textmasters bearbeiten</text:span></text:p>
              <text:list>
                <text:list-item>
                  <text:p text:style-name="MP22"><text:span text:style-name="MT7">Zweite Ebene</text:span></text:p>
                  <text:list>
                    <text:list-item>
                      <text:p text:style-name="MP23"><text:span text:style-name="MT8">Dritte Ebene</text:span></text:p>
                      <text:list>
                        <text:list-item>
                          <text:p text:style-name="MP15"><text:span text:style-name="MT3">Vierte Ebene</text:span></text:p>
                          <text:list>
                            <text:list-item>
                              <text:p text:style-name="MP15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4" draw:text-style-name="MP30" draw:layer="backgroundobjects" svg:width="11.141cm" svg:height="13.03cm" svg:x="1.693cm" svg:y="3.986cm" presentation:class="outline" presentation:user-transformed="true">
        <draw:text-box>
          <text:p text:style-name="MP29"><text:span text:style-name="MT13">Formatvorlagen des Textmasters bearbeiten</text:span></text:p>
        </draw:text-box>
      </draw:frame>
      <draw:frame draw:name="Rectangle 5" presentation:style-name="Mpr45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45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Inhalt_20_mit_20_Überschrift-title" draw:layer="backgroundobjects" svg:width="0.001cm" svg:height="0.001cm" svg:x="0cm" svg:y="2.257cm" presentation:class="page"/>
        <draw:frame presentation:style-name="Inhalt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48" draw:text-style-name="MP17" draw:layer="backgroundobjects" svg:width="20.319cm" svg:height="1.573cm" svg:x="6.638cm" svg:y="13.335cm" presentation:class="title" presentation:user-transformed="true">
        <draw:text-box>
          <text:p text:style-name="MP11"><text:span text:style-name="MT11">Titelmasterformat </text:span><text:span text:style-name="MT11">durch Klicken </text:span><text:span text:style-name="MT11">bearbeiten</text:span></text:p>
        </draw:text-box>
      </draw:frame>
      <draw:frame draw:name="Bildplatzhalter 2" presentation:style-name="Mpr49" draw:text-style-name="MP28" draw:layer="backgroundobjects" svg:width="20.319cm" svg:height="11.429cm" svg:x="6.638cm" svg:y="1.702cm" presentation:class="outline" presentation:user-transformed="true">
        <draw:text-box>
          <text:list text:style-name="ML3">
            <text:list-item>
              <text:p text:style-name="MP31"><text:span text:style-name="MT14">Bild durch Klicken auf Symbol hinzufügen</text:span></text:p>
            </text:list-item>
          </text:list>
        </draw:text-box>
      </draw:frame>
      <draw:frame draw:name="Textplatzhalter 3" presentation:style-name="Mpr50" draw:text-style-name="MP30" draw:layer="backgroundobjects" svg:width="20.319cm" svg:height="2.235cm" svg:x="6.638cm" svg:y="14.909cm" presentation:class="outline" presentation:user-transformed="true">
        <draw:text-box>
          <text:p text:style-name="MP29"><text:span text:style-name="MT13">Formatvorlagen des Textmasters bearbeiten</text:span></text:p>
        </draw:text-box>
      </draw:frame>
      <draw:frame draw:name="Rectangle 5" presentation:style-name="Mpr51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51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Bild_20_mit_20_Überschrift-title" draw:layer="backgroundobjects" svg:width="0.001cm" svg:height="0.001cm" svg:x="0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12</meta:editing-cycles>
    <meta:creation-date>2024-06-12T18:04:41.012427819</meta:creation-date>
    <dc:date>2024-07-17T15:11:57.539005471</dc:date>
    <meta:editing-duration>PT59M45S</meta:editing-duration>
    <meta:generator>LibreOffice/24.2.4.2$Linux_X86_64 LibreOffice_project/420$Build-2</meta:generator>
    <meta:document-statistic meta:object-count="257"/>
    <meta:user-defined meta:name="AppVersion">16.0000</meta:user-defined>
    <meta:user-defined meta:name="Company">Philipps-Universität Marburg</meta:user-defined>
    <meta:user-defined meta:name="PresentationFormat">Breitbild</meta:user-defined>
    <meta:user-defined meta:name="Slides" meta:value-type="float">2</meta:user-defined>
  </office:meta>
</office:document-meta>
</file>